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4516d" officeooo:paragraph-rsid="0014516d"/>
    </style:style>
    <style:style style:name="P2" style:family="paragraph" style:parent-style-name="Standard">
      <style:text-properties officeooo:rsid="0014516d" officeooo:paragraph-rsid="0014516d"/>
    </style:style>
    <style:style style:name="P3" style:family="paragraph" style:parent-style-name="Text_20_body">
      <style:text-properties officeooo:rsid="0014516d" officeooo:paragraph-rsid="0014516d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4516d" officeooo:paragraph-rsid="0014516d" style:font-size-asian="16pt" style:font-weight-asian="bold" style:font-size-complex="16pt" style:font-weight-complex="bold"/>
    </style:style>
    <style:style style:name="P8" style:family="paragraph" style:parent-style-name="Preformatted_20_Text" style:list-style-name="L3"/>
    <style:style style:name="P9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" style:family="paragraph" style:parent-style-name="Preformatted_20_Text" style:list-style-name="L3">
      <style:paragraph-properties fo:margin-left="0cm" fo:margin-right="0cm" fo:text-indent="0cm" style:auto-text-indent="false" style:writing-mode="lr-tb"/>
    </style:style>
    <style:style style:name="P11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12" style:family="paragraph" style:parent-style-name="Preformatted_20_Text" style:list-style-name="L3">
      <style:paragraph-properties style:writing-mode="lr-tb"/>
    </style:style>
    <style:style style:name="P13" style:family="paragraph" style:parent-style-name="Preformatted_20_Text" style:list-style-name="L4"/>
    <style:style style:name="P14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4">
      <style:paragraph-properties fo:margin-top="0cm" fo:margin-bottom="0cm" style:contextual-spacing="false"/>
    </style:style>
    <style:style style:name="P22" style:family="paragraph" style:parent-style-name="Text_20_body" style:list-style-name="L5"/>
    <style:style style:name="P23" style:family="paragraph" style:parent-style-name="Text_20_body" style:list-style-name="L5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ALLABLE STATEMENT</text:p>
      <text:p text:style-name="P2"/>
      <text:h text:style-name="P1" text:outline-level="3"><text:span text:style-name="Strong_20_Emphasis">Ejercicio: Sistema de Gestión de Empleados</text:span></text:h>
      <text:p text:style-name="Text_20_body"><text:span text:style-name="Strong_20_Emphasis">Objetivo:</text:span></text:p>
      <text:list text:style-name="L1">
        <text:list-item>
          <text:p text:style-name="P16">Crear un procedimiento almacenado que agregue un nuevo empleado en una base de datos.</text:p>
        </text:list-item>
        <text:list-item>
          <text:p text:style-name="P15">Utilizar <text:span text:style-name="Source_20_Text">CallableStatement</text:span> en Java para llamar al procedimiento almacenado.</text:p>
        </text:list-item>
      </text:list>
      <text:p text:style-name="Text_20_body"><text:span text:style-name="Strong_20_Emphasis">Requisitos del Ejercicio:</text:span></text:p>
      <text:list text:style-name="L2">
        <text:list-item>
          <text:p text:style-name="P18">Crear una base de datos con una tabla llamada <text:span text:style-name="Source_20_Text">empleados</text:span>.</text:p>
        </text:list-item>
        <text:list-item>
          <text:p text:style-name="P18">Crear un procedimiento almacenado llamado <text:span text:style-name="Source_20_Text">agregarEmpleado</text:span> que inserte un nuevo empleado en la tabla.</text:p>
        </text:list-item>
        <text:list-item>
          <text:p text:style-name="P17">Usar Java JDBC con <text:span text:style-name="Source_20_Text">CallableStatement</text:span> para interactuar con la base de datos.</text:p>
        </text:list-item>
      </text:list>
      <text:h text:style-name="Heading_20_3" text:outline-level="3">Paso 1: Crear la Tabla <text:span text:style-name="Source_20_Text">empleados</text:span></text:h>
      <text:p text:style-name="Text_20_body">Primero, necesitamos crear una base de datos y una tabla. Suponiendo que estamos usando <text:span text:style-name="Strong_20_Emphasis">MySQL</text:span>, puedes ejecutar la siguiente consulta para crear la tabla <text:span text:style-name="Source_20_Text">empleados</text:span>.</text:p>
      <text:p text:style-name="Preformatted_20_Text"/>
      <text:p text:style-name="P6"><text:span text:style-name="Source_20_Text">CREATE DATABASE gestion_empleados;</text:span></text:p>
      <text:p text:style-name="P4"/>
      <text:p text:style-name="P4"><text:span text:style-name="Source_20_Text">USE gestion_empleados;</text:span></text:p>
      <text:p text:style-name="P4"/>
      <text:p text:style-name="P4"><text:span text:style-name="Source_20_Text">CREATE TABLE empleados (</text:span></text:p>
      <text:p text:style-name="P4"><text:span text:style-name="Source_20_Text"><text:s text:c="4"/>id INT AUTO_INCREMENT PRIMARY KEY,</text:span></text:p>
      <text:p text:style-name="P4"><text:span text:style-name="Source_20_Text"><text:s text:c="4"/>nombre VARCHAR(50) NOT NULL,</text:span></text:p>
      <text:p text:style-name="P4"><text:span text:style-name="Source_20_Text"><text:s text:c="4"/>apellido VARCHAR(50) NOT NULL,</text:span></text:p>
      <text:p text:style-name="P4"><text:span text:style-name="Source_20_Text"><text:s text:c="4"/>salario DECIMAL(10, 2),</text:span></text:p>
      <text:p text:style-name="P4"><text:span text:style-name="Source_20_Text"><text:s text:c="4"/>departamento VARCHAR(50)</text:span></text:p>
      <text:p text:style-name="P5"><text:span text:style-name="Source_20_Text">);</text:span></text:p>
      <text:h text:style-name="Heading_20_3" text:outline-level="3">Paso 2: Crear el Procedimiento Almacenado</text:h>
      <text:p text:style-name="Text_20_body">Ahora crearemos un procedimiento almacenado llamado <text:span text:style-name="Source_20_Text">agregarEmpleado</text:span> que inserte un registro en la tabla <text:span text:style-name="Source_20_Text">empleados</text:span>.</text:p>
      <text:p text:style-name="Preformatted_20_Text"/>
      <text:p text:style-name="P6"><text:span text:style-name="Source_20_Text">DELIMITER //</text:span></text:p>
      <text:p text:style-name="P4"/>
      <text:p text:style-name="P4"><text:span text:style-name="Source_20_Text">CREATE PROCEDURE agregarEmpleado(</text:span></text:p>
      <text:p text:style-name="P4"><text:span text:style-name="Source_20_Text"><text:s text:c="4"/>IN p_nombre VARCHAR(50),</text:span></text:p>
      <text:p text:style-name="P4"><text:span text:style-name="Source_20_Text"><text:s text:c="4"/>IN p_apellido VARCHAR(50),</text:span></text:p>
      <text:p text:style-name="P4"><text:span text:style-name="Source_20_Text"><text:s text:c="4"/>IN p_salario DECIMAL(10, 2),</text:span></text:p>
      <text:p text:style-name="P4"><text:span text:style-name="Source_20_Text"><text:s text:c="4"/>IN p_departamento VARCHAR(50)</text:span></text:p>
      <text:p text:style-name="P4"><text:span text:style-name="Source_20_Text">)</text:span></text:p>
      <text:p text:style-name="P4"><text:span text:style-name="Source_20_Text">BEGIN</text:span></text:p>
      <text:p text:style-name="P4"><text:span text:style-name="Source_20_Text"><text:s text:c="4"/>INSERT INTO empleados (nombre, apellido, salario, departamento)</text:span></text:p>
      <text:p text:style-name="P4"><text:span text:style-name="Source_20_Text"><text:s text:c="4"/>VALUES (p_nombre, p_apellido, p_salario, p_departamento);</text:span></text:p>
      <text:p text:style-name="P4"><text:span text:style-name="Source_20_Text">END //</text:span></text:p>
      <text:p text:style-name="P4"/>
      <text:p text:style-name="P5"><text:span text:style-name="Source_20_Text">DELIMITER ;</text:span></text:p>
      <text:p text:style-name="Text_20_body">Este procedimiento almacenado toma cuatro parámetros (<text:span text:style-name="Source_20_Text">p_nombre</text:span>, <text:span text:style-name="Source_20_Text">p_apellido</text:span>, <text:span text:style-name="Source_20_Text">p_salario</text:span>, y <text:span text:style-name="Source_20_Text">p_departamento</text:span>) y los inserta en la tabla <text:span text:style-name="Source_20_Text">empleados</text:span>.</text:p>
      <text:h text:style-name="Heading_20_3" text:outline-level="3"><text:soft-page-break/>Paso 3: Código Java para Llamar al Procedimiento Almacenado</text:h>
      <text:p text:style-name="Text_20_body">A continuación, utilizaremos <text:span text:style-name="Source_20_Text">CallableStatement</text:span> para llamar al procedimiento almacenado <text:span text:style-name="Source_20_Text">agregarEmpleado</text:span> desde Java.</text:p>
      <text:p text:style-name="Preformatted_20_Text"/>
      <text:p text:style-name="P6"><text:span text:style-name="Source_20_Text">import java.sql.Connection;</text:span></text:p>
      <text:p text:style-name="P4"><text:span text:style-name="Source_20_Text">import java.sql.DriverManager;</text:span></text:p>
      <text:p text:style-name="P4"><text:span text:style-name="Source_20_Text">import java.sql.CallableStatement;</text:span></text:p>
      <text:p text:style-name="P4"><text:span text:style-name="Source_20_Text">import java.sql.SQLException;</text:span></text:p>
      <text:p text:style-name="P4"/>
      <text:p text:style-name="P4"><text:span text:style-name="Source_20_Text">public class GestionEmpleados {</text:span></text:p>
      <text:p text:style-name="P4"><text:span text:style-name="Source_20_Text"><text:s text:c="4"/>public static void main(String[] args) {</text:span></text:p>
      <text:p text:style-name="P4"><text:span text:style-name="Source_20_Text"><text:s text:c="8"/>// Configuración de conexión a la base de datos</text:span></text:p>
      <text:p text:style-name="P4"><text:span text:style-name="Source_20_Text"><text:s text:c="8"/>String url = "jdbc:mysql://localhost:3306/gestion_empleados";</text:span></text:p>
      <text:p text:style-name="P4"><text:span text:style-name="Source_20_Text"><text:s text:c="8"/>String usuario = "root";</text:span></text:p>
      <text:p text:style-name="P4"><text:span text:style-name="Source_20_Text"><text:s text:c="8"/>String contraseña = "tu_contraseña";</text:span></text:p>
      <text:p text:style-name="P4"/>
      <text:p text:style-name="P4"><text:span text:style-name="Source_20_Text"><text:s text:c="8"/>Connection con = null;</text:span></text:p>
      <text:p text:style-name="P4"><text:span text:style-name="Source_20_Text"><text:s text:c="8"/>CallableStatement cstmt = null;</text:span></text:p>
      <text:p text:style-name="P4"/>
      <text:p text:style-name="P4"><text:span text:style-name="Source_20_Text"><text:s text:c="8"/>try {</text:span></text:p>
      <text:p text:style-name="P4"><text:span text:style-name="Source_20_Text"><text:s text:c="12"/>// 1. Establecer la conexión</text:span></text:p>
      <text:p text:style-name="P4"><text:span text:style-name="Source_20_Text"><text:s text:c="12"/>con = DriverManager.getConnection(url, usuario, contraseña);</text:span></text:p>
      <text:p text:style-name="P4"/>
      <text:p text:style-name="P4"><text:span text:style-name="Source_20_Text"><text:s text:c="12"/>// 2. Preparar la llamada al procedimiento almacenado</text:span></text:p>
      <text:p text:style-name="P4"><text:span text:style-name="Source_20_Text"><text:s text:c="12"/>String procedimiento = "{CALL agregarEmpleado(?, ?, ?, ?)}";</text:span></text:p>
      <text:p text:style-name="P4"><text:span text:style-name="Source_20_Text"><text:s text:c="12"/>cstmt = con.prepareCall(procedimiento);</text:span></text:p>
      <text:p text:style-name="P4"/>
      <text:p text:style-name="P4"><text:span text:style-name="Source_20_Text"><text:s text:c="12"/>// 3. Establecer los parámetros del procedimiento almacenado</text:span></text:p>
      <text:p text:style-name="P4"><text:span text:style-name="Source_20_Text"><text:s text:c="12"/>cstmt.setString(1, "Juan");</text:span></text:p>
      <text:p text:style-name="P4"><text:span text:style-name="Source_20_Text"><text:s text:c="12"/>cstmt.setString(2, "Pérez");</text:span></text:p>
      <text:p text:style-name="P4"><text:span text:style-name="Source_20_Text"><text:s text:c="12"/>cstmt.setDouble(3, 3500.50);</text:span></text:p>
      <text:p text:style-name="P4"><text:span text:style-name="Source_20_Text"><text:s text:c="12"/>cstmt.setString(4, "Ventas");</text:span></text:p>
      <text:p text:style-name="P4"/>
      <text:p text:style-name="P4"><text:span text:style-name="Source_20_Text"><text:s text:c="12"/>// 4. Ejecutar el procedimiento almacenado</text:span></text:p>
      <text:p text:style-name="P4"><text:span text:style-name="Source_20_Text"><text:s text:c="12"/>cstmt.execute();</text:span></text:p>
      <text:p text:style-name="P4"/>
      <text:p text:style-name="P4"><text:span text:style-name="Source_20_Text"><text:s text:c="12"/>System.out.println("Empleado agregado exitosamente.");</text:span></text:p>
      <text:p text:style-name="P4"/>
      <text:p text:style-name="P4"><text:span text:style-name="Source_20_Text"><text:s text:c="8"/>} catch (SQLException e) {</text:span></text:p>
      <text:p text:style-name="P4"><text:span text:style-name="Source_20_Text"><text:s text:c="12"/>e.printStackTrace();</text:span></text:p>
      <text:p text:style-name="P4"><text:span text:style-name="Source_20_Text"><text:s text:c="8"/>} finally {</text:span></text:p>
      <text:p text:style-name="P4"><text:span text:style-name="Source_20_Text"><text:s text:c="12"/>// 5. Cerrar recursos</text:span></text:p>
      <text:p text:style-name="P4"><text:span text:style-name="Source_20_Text"><text:s text:c="12"/>try {</text:span></text:p>
      <text:p text:style-name="P4"><text:span text:style-name="Source_20_Text"><text:s text:c="16"/>if (cstmt != null) cstmt.close();</text:span></text:p>
      <text:p text:style-name="P4"><text:span text:style-name="Source_20_Text"><text:s text:c="16"/>if (con != null) con.close();</text:span></text:p>
      <text:p text:style-name="P4"><text:span text:style-name="Source_20_Text"><text:s text:c="12"/>} catch (SQLException e) {</text:span></text:p>
      <text:p text:style-name="P4"><text:span text:style-name="Source_20_Text"><text:s text:c="16"/>e.printStackTrace();</text:span></text:p>
      <text:p text:style-name="P4"><text:span text:style-name="Source_20_Text"><text:s text:c="12"/>}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5"><text:span text:style-name="Source_20_Text">}</text:span></text:p>
      <text:h text:style-name="Heading_20_3" text:outline-level="3">Explicación del Código Java</text:h>
      <text:list text:style-name="L3">
        <text:list-item>
          <text:p text:style-name="P19"><text:span text:style-name="Strong_20_Emphasis">Establecer la conexión</text:span>:</text:p>
          <text:p text:style-name="P8"/>
          <text:p text:style-name="P9"><text:span text:style-name="Source_20_Text">con = DriverManager.getConnection(url, usuario, contraseña);</text:span></text:p>
          <text:p text:style-name="P19">Se conecta a la base de datos <text:span text:style-name="Source_20_Text">gestion_empleados</text:span> con las credenciales especificadas.</text:p>
        </text:list-item>
        <text:list-item>
          <text:p text:style-name="P19"><text:soft-page-break/><text:span text:style-name="Strong_20_Emphasis">Preparar la llamada al procedimiento almacenado</text:span>:</text:p>
          <text:p text:style-name="P8"/>
          <text:p text:style-name="P10"><text:span text:style-name="Source_20_Text">String procedimiento = "{CALL agregarEmpleado(?, ?, ?, ?)}";</text:span></text:p>
          <text:p text:style-name="P11"><text:span text:style-name="Source_20_Text">cstmt = con.prepareCall(procedimiento);</text:span></text:p>
          <text:p text:style-name="P19">Se prepara la llamada al procedimiento almacenado <text:span text:style-name="Source_20_Text">agregarEmpleado</text:span>. El string <text:span text:style-name="Source_20_Text">"{CALL agregarEmpleado(?, ?, ?, ?)}"</text:span> indica el nombre del procedimiento y el número de parámetros que toma.</text:p>
        </text:list-item>
        <text:list-item>
          <text:p text:style-name="P19"><text:span text:style-name="Strong_20_Emphasis">Establecer los parámetros del procedimiento almacenado</text:span>:</text:p>
          <text:p text:style-name="P8"/>
          <text:p text:style-name="P10"><text:span text:style-name="Source_20_Text">cstmt.setString(1, "Juan");</text:span></text:p>
          <text:p text:style-name="P12"><text:span text:style-name="Source_20_Text">cstmt.setString(2, "Pérez");</text:span></text:p>
          <text:p text:style-name="P12"><text:span text:style-name="Source_20_Text">cstmt.setDouble(3, 3500.50);</text:span></text:p>
          <text:p text:style-name="P11"><text:span text:style-name="Source_20_Text">cstmt.setString(4, "Ventas");</text:span></text:p>
          <text:p text:style-name="P19">Los parámetros se establecen utilizando métodos como <text:span text:style-name="Source_20_Text">setString()</text:span> y <text:span text:style-name="Source_20_Text">setDouble()</text:span>, de acuerdo con el tipo de dato esperado. En este caso, se están agregando los valores <text:span text:style-name="Source_20_Text">"Juan"</text:span>, <text:span text:style-name="Source_20_Text">"Pérez"</text:span>, <text:span text:style-name="Source_20_Text">3500.50</text:span>, y <text:span text:style-name="Source_20_Text">"Ventas"</text:span>.</text:p>
        </text:list-item>
        <text:list-item>
          <text:p text:style-name="P19"><text:span text:style-name="Strong_20_Emphasis">Ejecutar el procedimiento almacenado</text:span>:</text:p>
          <text:p text:style-name="P8"/>
          <text:p text:style-name="P9"><text:span text:style-name="Source_20_Text">cstmt.execute();</text:span></text:p>
          <text:p text:style-name="P19">Se ejecuta el procedimiento almacenado y se agrega el nuevo empleado en la base de datos.</text:p>
        </text:list-item>
        <text:list-item>
          <text:p text:style-name="P19"><text:span text:style-name="Strong_20_Emphasis">Cerrar recursos</text:span>:</text:p>
          <text:p text:style-name="P8"/>
          <text:p text:style-name="P10"><text:span text:style-name="Source_20_Text">if (cstmt != null) cstmt.close();</text:span></text:p>
          <text:p text:style-name="P11"><text:span text:style-name="Source_20_Text">if (con != null) con.close();</text:span></text:p>
          <text:p text:style-name="P19">Siempre es importante cerrar los recursos (<text:span text:style-name="Source_20_Text">CallableStatement</text:span> y <text:span text:style-name="Source_20_Text">Connection</text:span>) para evitar fugas de memoria y liberar la conexión a la base de datos.</text:p>
        </text:list-item>
      </text:list>
      <text:h text:style-name="Heading_20_3" text:outline-level="3">Paso 4: Probar el Código</text:h>
      <text:list text:style-name="L4">
        <text:list-item>
          <text:p text:style-name="P21"><text:span text:style-name="Strong_20_Emphasis">Compilar y ejecutar</text:span> el código Java para ver si se inserta correctamente el empleado en la base de datos.</text:p>
        </text:list-item>
        <text:list-item>
          <text:p text:style-name="P20">Después de ejecutar el código, puedes verificar en la base de datos con la siguiente consulta:</text:p>
          <text:p text:style-name="P13"/>
          <text:p text:style-name="P14"><text:span text:style-name="Source_20_Text">SELECT * FROM empleados;</text:span></text:p>
          <text:p text:style-name="P20">Esto debería mostrar el nuevo registro insertado por el procedimiento almacenado.</text:p>
        </text:list-item>
      </text:list>
      <text:h text:style-name="Heading_20_3" text:outline-level="3">Conclusión</text:h>
      <text:p text:style-name="Text_20_body">Este ejercicio te enseña:</text:p>
      <text:list text:style-name="L5">
        <text:list-item>
          <text:p text:style-name="P23">Cómo crear un procedimiento almacenado para realizar una operación en la base de datos.</text:p>
        </text:list-item>
        <text:list-item>
          <text:p text:style-name="P23">Cómo utilizar <text:span text:style-name="Source_20_Text">CallableStatement</text:span> para llamar a un procedimiento almacenado desde Java.</text:p>
        </text:list-item>
        <text:list-item>
          <text:p text:style-name="P22"><text:soft-page-break/>Cómo manejar parámetros de entrada (<text:span text:style-name="Source_20_Text">IN</text:span>) en un procedimiento almacenado y pasar esos valores desde Java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06:51:20.189000000</meta:creation-date>
    <dc:date>2024-11-14T11:01:53.254000000</dc:date>
    <meta:editing-duration>PT8M19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4" meta:paragraph-count="107" meta:word-count="650" meta:character-count="5118" meta:non-whitespace-character-count="4194"/>
  </office:meta>
</office:document-meta>
</file>